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cc5a88040" style:family="table" style:master-page-name="ta-mp-0x7f2cc5a88040">
      <style:table-properties table:display="true" style:writing-mode="lr-tb"/>
    </style:style>
    <style:style style:name="ta-0x7f2cc5a88230" style:family="table" style:master-page-name="ta-mp-0x7f2cc5a88230">
      <style:table-properties table:display="true" style:writing-mode="lr-tb"/>
    </style:style>
    <style:style style:name="ta-0x7f2cc5a88420" style:family="table" style:master-page-name="ta-mp-0x7f2cc5a88420">
      <style:table-properties table:display="true" style:writing-mode="lr-tb"/>
    </style:style>
    <style:style style:name="ta-0x7f2cc5a88610" style:family="table" style:master-page-name="ta-mp-0x7f2cc5a88610">
      <style:table-properties table:display="true" style:writing-mode="lr-tb"/>
    </style:style>
    <style:style style:name="ta-0x7f2cc5a88800" style:family="table" style:master-page-name="ta-mp-0x7f2cc5a88800">
      <style:table-properties table:display="true" style:writing-mode="lr-tb"/>
    </style:style>
    <style:style style:name="ta-0x7f2cc5a889f0" style:family="table" style:master-page-name="ta-mp-0x7f2cc5a88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cc5aa513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525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538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54a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5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5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89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c5aa58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5de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2.00pt" fo:color="#0000ff" fo:font-family="Calibri"/>
    </style:style>
    <style:style style:name="ACE-0x7f2cc5aa62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2.00pt" fo:color="#0000ff" fo:font-family="Calibri"/>
    </style:style>
    <style:style style:name="ACE-0x7f2cc5aa5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59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5f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Courier New"/>
    </style:style>
    <style:style style:name="ACE-0x7f2cc5aa61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urier New"/>
    </style:style>
    <style:style style:name="ACE-0x7f2cc5aa5b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60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5a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5cc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63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89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c5aa660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6bc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2.00pt" fo:color="#0000ff" fo:font-family="Calibri"/>
    </style:style>
    <style:style style:name="ACE-0x7f2cce79cab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2.00pt" fo:color="#0000ff" fo:font-family="Calibri"/>
    </style:style>
    <style:style style:name="ACE-0x7f2cc5aa64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672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6cf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Courier New"/>
    </style:style>
    <style:style style:name="ACE-0x7f2cc5aa6f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urier New"/>
    </style:style>
    <style:style style:name="ACE-0x7f2cc5aa69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6e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685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a6aa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cbe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89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ce79ce3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d3f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2.00pt" fo:color="#0000ff" fo:font-family="Calibri"/>
    </style:style>
    <style:style style:name="ACE-0x7f2cce79d8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2.00pt" fo:color="#0000ff" fo:font-family="Calibri"/>
    </style:style>
    <style:style style:name="ACE-0x7f2cce79cd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cf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d5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Courier New"/>
    </style:style>
    <style:style style:name="ACE-0x7f2cce79d7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urier New"/>
    </style:style>
    <style:style style:name="ACE-0x7f2cce79d1a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d6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d08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d2d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d9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89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ce79dc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e1d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2.00pt" fo:color="#0000ff" fo:font-family="Calibri"/>
    </style:style>
    <style:style style:name="ACE-0x7f2cce79e6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2.00pt" fo:color="#0000ff" fo:font-family="Calibri"/>
    </style:style>
    <style:style style:name="ACE-0x7f2cce79da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dd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e3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Courier New"/>
    </style:style>
    <style:style style:name="ACE-0x7f2cce79e55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urier New"/>
    </style:style>
    <style:style style:name="ACE-0x7f2cce79df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e4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de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e0b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e7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89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cce79e9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efb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2.00pt" fo:color="#0000ff" fo:font-family="Calibri"/>
    </style:style>
    <style:style style:name="ACE-0x7f2cce79f4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2.00pt" fo:color="#0000ff" fo:font-family="Calibri"/>
    </style:style>
    <style:style style:name="ACE-0x7f2cce79e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eb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f0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Courier New"/>
    </style:style>
    <style:style style:name="ACE-0x7f2cce79f3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urier New"/>
    </style:style>
    <style:style style:name="ACE-0x7f2cce79ed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f2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ec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ee9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e79f5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2cc5a89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186.75pt" style:use-optimal-column-width="true"/>
    </style:style>
    <style:style style:name="ACOL-4" style:family="table-column">
      <style:table-column-properties style:column-width="200.55pt" style:use-optimal-column-width="true"/>
    </style:style>
    <style:style style:name="ACOL-5" style:family="table-column">
      <style:table-column-properties style:column-width="64.26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103.50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5.65pt" style:use-optimal-row-height="true"/>
    </style:style>
    <style:style style:name="AROW-4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2cc5a5fd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cc5a78c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cc5b26e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2cc5b288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2cc5a88040" table:print="false">
        <office:forms form:automatic-focus="false" form:apply-design-mode="false">
          <form:form/>
        </office:forms>
        <table:table-column table:default-cell-style-name="ACE-0x7f2cc5aa5008" table:style-name="ACOL-1"/>
        <table:table-column table:style-name="ACOL-0" table:number-columns-repeated="127"/>
        <table:table-row table:style-name="AROW-0">
          <table:table-cell table:style-name="ACE-0x7f2cc5aa513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2cc5aa5258" table:content-validation-name="VAL-0x7f2cc5a5fd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2cc5aa5380" table:content-validation-name="VAL-0x7f2cc5a78c50" office:value-type="string">
            <text:p>validateHomePage</text:p>
          </table:table-cell>
          <table:table-cell table:number-columns-repeated="127" table:style-name="Gnumeric-default"/>
        </table:table-row>
        <table:table-row table:style-name="AROW-1">
          <table:table-cell table:style-name="ACE-0x7f2cc5aa54a8" table:content-validation-name="VAL-0x7f2cc5b26e1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3">
          <table:table-cell table:style-name="ACE-0x7f2cc5aa55d0" table:content-validation-name="VAL-0x7f2cc5b288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2cc5a88230" table:print="false">
        <office:forms form:automatic-focus="false" form:apply-design-mode="false">
          <form:form/>
        </office:forms>
        <table:table-column table:default-cell-style-name="ACE-0x7f2cc5aa56f8" table:style-name="ACOL-3"/>
        <table:table-column table:default-cell-style-name="ACE-0x7f2cc5aa56f8" table:style-name="ACOL-4"/>
        <table:table-column table:default-cell-style-name="ACE-0x7f2cc5aa56f8" table:style-name="ACOL-5"/>
        <table:table-column table:default-cell-style-name="ACE-0x7f2cc5aa56f8" table:style-name="ACOL-6"/>
        <table:table-column table:default-cell-style-name="ACE-0x7f2cc5aa56f8" table:style-name="ACOL-7" table:number-columns-repeated="2"/>
        <table:table-column table:default-cell-style-name="ACE-0x7f2cc5aa56f8" table:style-name="ACOL-8"/>
        <table:table-column table:default-cell-style-name="ACE-0x7f2cc5aa56f8" table:style-name="ACOL-9"/>
        <table:table-column table:default-cell-style-name="ACE-0x7f2cc5a89130" table:style-name="ACOL-0" table:number-columns-repeated="120"/>
        <table:table-row table:style-name="AROW-1">
          <table:table-cell table:style-name="ACE-0x7f2cc5aa5820" office:value-type="string">
            <text:p>ProductUrl</text:p>
          </table:table-cell>
          <table:table-cell table:style-name="ACE-0x7f2cc5aa5948" office:value-type="string">
            <text:p>EmailID</text:p>
          </table:table-cell>
          <table:table-cell table:style-name="ACE-0x7f2cc5aa5948" office:value-type="string">
            <text:p>Password</text:p>
          </table:table-cell>
          <table:table-cell table:style-name="ACE-0x7f2cc5aa5948" office:value-type="string">
            <text:p>MetaCategory</text:p>
          </table:table-cell>
          <table:table-cell table:style-name="ACE-0x7f2cc5aa5948" office:value-type="string">
            <text:p>Category</text:p>
          </table:table-cell>
          <table:table-cell table:style-name="ACE-0x7f2cc5aa5948" office:value-type="string">
            <text:p>SubCategory</text:p>
          </table:table-cell>
          <table:table-cell table:style-name="ACE-0x7f2cc5aa5948" office:value-type="string">
            <text:p>WesterWearName</text:p>
          </table:table-cell>
          <table:table-cell table:style-name="ACE-0x7f2cc5aa5a70" office:value-type="string">
            <text:p>ProductName</text:p>
          </table:table-cell>
          <table:table-cell table:number-columns-repeated="120" table:style-name="ACE-0x7f2cc5a89130"/>
        </table:table-row>
        <table:table-row table:style-name="AROW-3">
          <table:table-cell table:style-name="ACE-0x7f2cc5aa5de8" office:value-type="string">
            <text:p><text:a xlink:type="simple" xlink:actuate="onRequest" xlink:href="http://fqa6.shopclues.com/john-philip-cotton-3-4th-pack-of-3-clone.html" office:title="Left click once to follow this link.&#10;Middle click once to select this cell">http://staging1.shopclues.com/</text:a></text:p>
          </table:table-cell>
          <table:table-cell table:style-name="ACE-0x7f2cc5aa5f10" office:value-type="string">
            <text:p><text:a xlink:type="simple" xlink:actuate="onRequest" xlink:href="mailto:sahil.jariwala@crestechglobal.com" office:title="Left click once to follow this link.&#10;Middle click once to select this cell"><text:span text:style-name="NS-colour-2a00ff">sahil.jariwala@crestechglobal.com</text:span></text:a></text:p>
          </table:table-cell>
          <table:table-cell table:style-name="ACE-0x7f2cc5aa5b98" office:value-type="float" office:value="123456">
            <text:p>123456</text:p>
          </table:table-cell>
          <table:table-cell table:number-columns-repeated="4" table:style-name="ACE-0x7f2cc5aa5b98"/>
          <table:table-cell table:style-name="ACE-0x7f2cc5aa5cc0"/>
          <table:table-cell table:number-columns-repeated="120" table:style-name="ACE-0x7f2cc5a89130"/>
        </table:table-row>
        <table:table-row table:style-name="AROW-3">
          <table:table-cell table:style-name="ACE-0x7f2cc5aa6288" office:value-type="string">
            <text:p><text:a xlink:type="simple" xlink:actuate="onRequest" xlink:href="http://fqa6/" office:title="Left click once to follow this link.&#10;Middle click once to select this cell">http://staging1.shopclues.com/</text:a></text:p>
          </table:table-cell>
          <table:table-cell table:style-name="ACE-0x7f2cc5aa6160" office:value-type="string">
            <text:p>sahil.jariwala@crestechglobal.com</text:p>
          </table:table-cell>
          <table:table-cell table:style-name="ACE-0x7f2cc5aa6038" office:value-type="float" office:value="123456">
            <text:p>123456</text:p>
          </table:table-cell>
          <table:table-cell table:number-columns-repeated="4" table:style-name="ACE-0x7f2cc5aa6038"/>
          <table:table-cell table:style-name="ACE-0x7f2cc5aa63b0"/>
          <table:table-cell table:number-columns-repeated="120" table:style-name="ACE-0x7f2cc5a89130"/>
        </table:table-row>
        <table:table-row table:style-name="AROW-0" table:number-rows-repeated="1048573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2_TestData" table:style-name="ta-0x7f2cc5a88420" table:print="false">
        <office:forms form:automatic-focus="false" form:apply-design-mode="false">
          <form:form/>
        </office:forms>
        <table:table-column table:default-cell-style-name="ACE-0x7f2cc5aa64d8" table:style-name="ACOL-3"/>
        <table:table-column table:default-cell-style-name="ACE-0x7f2cc5aa64d8" table:style-name="ACOL-4"/>
        <table:table-column table:default-cell-style-name="ACE-0x7f2cc5aa64d8" table:style-name="ACOL-5"/>
        <table:table-column table:default-cell-style-name="ACE-0x7f2cc5aa64d8" table:style-name="ACOL-6"/>
        <table:table-column table:default-cell-style-name="ACE-0x7f2cc5aa64d8" table:style-name="ACOL-7" table:number-columns-repeated="2"/>
        <table:table-column table:default-cell-style-name="ACE-0x7f2cc5aa64d8" table:style-name="ACOL-8"/>
        <table:table-column table:default-cell-style-name="ACE-0x7f2cc5aa64d8" table:style-name="ACOL-9"/>
        <table:table-column table:default-cell-style-name="ACE-0x7f2cc5a89258" table:style-name="ACOL-0" table:number-columns-repeated="120"/>
        <table:table-row table:style-name="AROW-1">
          <table:table-cell table:style-name="ACE-0x7f2cc5aa6600" office:value-type="string">
            <text:p>ProductUrl</text:p>
          </table:table-cell>
          <table:table-cell table:style-name="ACE-0x7f2cc5aa6728" office:value-type="string">
            <text:p>EmailID</text:p>
          </table:table-cell>
          <table:table-cell table:style-name="ACE-0x7f2cc5aa6728" office:value-type="string">
            <text:p>Password</text:p>
          </table:table-cell>
          <table:table-cell table:style-name="ACE-0x7f2cc5aa6728" office:value-type="string">
            <text:p>MetaCategory</text:p>
          </table:table-cell>
          <table:table-cell table:style-name="ACE-0x7f2cc5aa6728" office:value-type="string">
            <text:p>Category</text:p>
          </table:table-cell>
          <table:table-cell table:style-name="ACE-0x7f2cc5aa6728" office:value-type="string">
            <text:p>SubCategory</text:p>
          </table:table-cell>
          <table:table-cell table:style-name="ACE-0x7f2cc5aa6728" office:value-type="string">
            <text:p>WesterWearName</text:p>
          </table:table-cell>
          <table:table-cell table:style-name="ACE-0x7f2cc5aa6850" office:value-type="string">
            <text:p>ProductName</text:p>
          </table:table-cell>
          <table:table-cell table:number-columns-repeated="120" table:style-name="ACE-0x7f2cc5a89258"/>
        </table:table-row>
        <table:table-row table:style-name="AROW-3">
          <table:table-cell table:style-name="ACE-0x7f2cc5aa6bc8" office:value-type="string">
            <text:p><text:a xlink:type="simple" xlink:actuate="onRequest" xlink:href="http://fqa6.shopclues.com/john-philip-cotton-3-4th-pack-of-3-clone.html" office:title="Left click once to follow this link.&#10;Middle click once to select this cell">http://staging1.shopclues.com/</text:a></text:p>
          </table:table-cell>
          <table:table-cell table:style-name="ACE-0x7f2cc5aa6cf0" office:value-type="string">
            <text:p><text:a xlink:type="simple" xlink:actuate="onRequest" xlink:href="mailto:sahil.jariwala@crestechglobal.com" office:title="Left click once to follow this link.&#10;Middle click once to select this cell"><text:span text:style-name="NS-colour-2a00ff">sahil.jariwala@crestechglobal.com</text:span></text:a></text:p>
          </table:table-cell>
          <table:table-cell table:style-name="ACE-0x7f2cc5aa6978" office:value-type="float" office:value="123456">
            <text:p>123456</text:p>
          </table:table-cell>
          <table:table-cell table:number-columns-repeated="4" table:style-name="ACE-0x7f2cc5aa6978"/>
          <table:table-cell table:style-name="ACE-0x7f2cc5aa6aa0"/>
          <table:table-cell table:number-columns-repeated="120" table:style-name="ACE-0x7f2cc5a89258"/>
        </table:table-row>
        <table:table-row table:style-name="AROW-3">
          <table:table-cell table:style-name="ACE-0x7f2cce79cab8" office:value-type="string">
            <text:p><text:a xlink:type="simple" xlink:actuate="onRequest" xlink:href="http://fqa6/" office:title="Left click once to follow this link.&#10;Middle click once to select this cell">http://staging1.shopclues.com/</text:a></text:p>
          </table:table-cell>
          <table:table-cell table:style-name="ACE-0x7f2cc5aa6f40" office:value-type="string">
            <text:p>sahil.jariwala@crestechglobal.com</text:p>
          </table:table-cell>
          <table:table-cell table:style-name="ACE-0x7f2cc5aa6e18" office:value-type="float" office:value="123456">
            <text:p>123456</text:p>
          </table:table-cell>
          <table:table-cell table:number-columns-repeated="4" table:style-name="ACE-0x7f2cc5aa6e18"/>
          <table:table-cell table:style-name="ACE-0x7f2cce79cbe0"/>
          <table:table-cell table:number-columns-repeated="120" table:style-name="ACE-0x7f2cc5a89258"/>
        </table:table-row>
        <table:table-row table:style-name="AROW-4" table:number-rows-repeated="1048573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2cc5a88610" table:print="false">
        <office:forms form:automatic-focus="false" form:apply-design-mode="false">
          <form:form/>
        </office:forms>
        <table:table-column table:default-cell-style-name="ACE-0x7f2cce79cd08" table:style-name="ACOL-3"/>
        <table:table-column table:default-cell-style-name="ACE-0x7f2cce79cd08" table:style-name="ACOL-4"/>
        <table:table-column table:default-cell-style-name="ACE-0x7f2cce79cd08" table:style-name="ACOL-5"/>
        <table:table-column table:default-cell-style-name="ACE-0x7f2cce79cd08" table:style-name="ACOL-6"/>
        <table:table-column table:default-cell-style-name="ACE-0x7f2cce79cd08" table:style-name="ACOL-7" table:number-columns-repeated="2"/>
        <table:table-column table:default-cell-style-name="ACE-0x7f2cce79cd08" table:style-name="ACOL-8"/>
        <table:table-column table:default-cell-style-name="ACE-0x7f2cce79cd08" table:style-name="ACOL-9"/>
        <table:table-column table:default-cell-style-name="ACE-0x7f2cc5a89380" table:style-name="ACOL-0" table:number-columns-repeated="120"/>
        <table:table-row table:style-name="AROW-1">
          <table:table-cell table:style-name="ACE-0x7f2cce79ce30" office:value-type="string">
            <text:p>ProductUrl</text:p>
          </table:table-cell>
          <table:table-cell table:style-name="ACE-0x7f2cce79cf58" office:value-type="string">
            <text:p>EmailID</text:p>
          </table:table-cell>
          <table:table-cell table:style-name="ACE-0x7f2cce79cf58" office:value-type="string">
            <text:p>Password</text:p>
          </table:table-cell>
          <table:table-cell table:style-name="ACE-0x7f2cce79cf58" office:value-type="string">
            <text:p>MetaCategory</text:p>
          </table:table-cell>
          <table:table-cell table:style-name="ACE-0x7f2cce79cf58" office:value-type="string">
            <text:p>Category</text:p>
          </table:table-cell>
          <table:table-cell table:style-name="ACE-0x7f2cce79cf58" office:value-type="string">
            <text:p>SubCategory</text:p>
          </table:table-cell>
          <table:table-cell table:style-name="ACE-0x7f2cce79cf58" office:value-type="string">
            <text:p>WesterWearName</text:p>
          </table:table-cell>
          <table:table-cell table:style-name="ACE-0x7f2cce79d080" office:value-type="string">
            <text:p>ProductName</text:p>
          </table:table-cell>
          <table:table-cell table:number-columns-repeated="120" table:style-name="ACE-0x7f2cc5a89380"/>
        </table:table-row>
        <table:table-row table:style-name="AROW-3">
          <table:table-cell table:style-name="ACE-0x7f2cce79d3f8" office:value-type="string">
            <text:p><text:a xlink:type="simple" xlink:actuate="onRequest" xlink:href="http://fqa6.shopclues.com/john-philip-cotton-3-4th-pack-of-3-clone.html" office:title="Left click once to follow this link.&#10;Middle click once to select this cell">http://staging1.shopclues.com/</text:a></text:p>
          </table:table-cell>
          <table:table-cell table:style-name="ACE-0x7f2cce79d520" office:value-type="string">
            <text:p><text:a xlink:type="simple" xlink:actuate="onRequest" xlink:href="mailto:sahil.jariwala@crestechglobal.com" office:title="Left click once to follow this link.&#10;Middle click once to select this cell"><text:span text:style-name="NS-colour-2a00ff">sahil.jariwala@crestechglobal.com</text:span></text:a></text:p>
          </table:table-cell>
          <table:table-cell table:style-name="ACE-0x7f2cce79d1a8" office:value-type="float" office:value="123456">
            <text:p>123456</text:p>
          </table:table-cell>
          <table:table-cell table:number-columns-repeated="4" table:style-name="ACE-0x7f2cce79d1a8"/>
          <table:table-cell table:style-name="ACE-0x7f2cce79d2d0"/>
          <table:table-cell table:number-columns-repeated="120" table:style-name="ACE-0x7f2cc5a89380"/>
        </table:table-row>
        <table:table-row table:style-name="AROW-3">
          <table:table-cell table:style-name="ACE-0x7f2cce79d898" office:value-type="string">
            <text:p><text:a xlink:type="simple" xlink:actuate="onRequest" xlink:href="http://fqa6/" office:title="Left click once to follow this link.&#10;Middle click once to select this cell">http://staging1.shopclues.com/</text:a></text:p>
          </table:table-cell>
          <table:table-cell table:style-name="ACE-0x7f2cce79d770" office:value-type="string">
            <text:p>sahil.jariwala@crestechglobal.com</text:p>
          </table:table-cell>
          <table:table-cell table:style-name="ACE-0x7f2cce79d648" office:value-type="float" office:value="123456">
            <text:p>123456</text:p>
          </table:table-cell>
          <table:table-cell table:number-columns-repeated="4" table:style-name="ACE-0x7f2cce79d648"/>
          <table:table-cell table:style-name="ACE-0x7f2cce79d9c0"/>
          <table:table-cell table:number-columns-repeated="120" table:style-name="ACE-0x7f2cc5a89380"/>
        </table:table-row>
        <table:table-row table:style-name="AROW-4" table:number-rows-repeated="1048573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2cc5a88800" table:print="false">
        <office:forms form:automatic-focus="false" form:apply-design-mode="false">
          <form:form/>
        </office:forms>
        <table:table-column table:default-cell-style-name="ACE-0x7f2cce79dae8" table:style-name="ACOL-3"/>
        <table:table-column table:default-cell-style-name="ACE-0x7f2cce79dae8" table:style-name="ACOL-4"/>
        <table:table-column table:default-cell-style-name="ACE-0x7f2cce79dae8" table:style-name="ACOL-5"/>
        <table:table-column table:default-cell-style-name="ACE-0x7f2cce79dae8" table:style-name="ACOL-6"/>
        <table:table-column table:default-cell-style-name="ACE-0x7f2cce79dae8" table:style-name="ACOL-7" table:number-columns-repeated="2"/>
        <table:table-column table:default-cell-style-name="ACE-0x7f2cce79dae8" table:style-name="ACOL-8"/>
        <table:table-column table:default-cell-style-name="ACE-0x7f2cce79dae8" table:style-name="ACOL-9"/>
        <table:table-column table:default-cell-style-name="ACE-0x7f2cc5a894a8" table:style-name="ACOL-0" table:number-columns-repeated="120"/>
        <table:table-row table:style-name="AROW-1">
          <table:table-cell table:style-name="ACE-0x7f2cce79dc10" office:value-type="string">
            <text:p>ProductUrl</text:p>
          </table:table-cell>
          <table:table-cell table:style-name="ACE-0x7f2cce79dd38" office:value-type="string">
            <text:p>EmailID</text:p>
          </table:table-cell>
          <table:table-cell table:style-name="ACE-0x7f2cce79dd38" office:value-type="string">
            <text:p>Password</text:p>
          </table:table-cell>
          <table:table-cell table:style-name="ACE-0x7f2cce79dd38" office:value-type="string">
            <text:p>MetaCategory</text:p>
          </table:table-cell>
          <table:table-cell table:style-name="ACE-0x7f2cce79dd38" office:value-type="string">
            <text:p>Category</text:p>
          </table:table-cell>
          <table:table-cell table:style-name="ACE-0x7f2cce79dd38" office:value-type="string">
            <text:p>SubCategory</text:p>
          </table:table-cell>
          <table:table-cell table:style-name="ACE-0x7f2cce79dd38" office:value-type="string">
            <text:p>WesterWearName</text:p>
          </table:table-cell>
          <table:table-cell table:style-name="ACE-0x7f2cce79de60" office:value-type="string">
            <text:p>ProductName</text:p>
          </table:table-cell>
          <table:table-cell table:number-columns-repeated="120" table:style-name="ACE-0x7f2cc5a894a8"/>
        </table:table-row>
        <table:table-row table:style-name="AROW-3">
          <table:table-cell table:style-name="ACE-0x7f2cce79e1d8" office:value-type="string">
            <text:p><text:a xlink:type="simple" xlink:actuate="onRequest" xlink:href="http://fqa6.shopclues.com/john-philip-cotton-3-4th-pack-of-3-clone.html" office:title="Left click once to follow this link.&#10;Middle click once to select this cell">http://staging1.shopclues.com/</text:a></text:p>
          </table:table-cell>
          <table:table-cell table:style-name="ACE-0x7f2cce79e300" office:value-type="string">
            <text:p><text:a xlink:type="simple" xlink:actuate="onRequest" xlink:href="mailto:sahil.jariwala@crestechglobal.com" office:title="Left click once to follow this link.&#10;Middle click once to select this cell"><text:span text:style-name="NS-colour-2a00ff">sahil.jariwala@crestechglobal.com</text:span></text:a></text:p>
          </table:table-cell>
          <table:table-cell table:style-name="ACE-0x7f2cce79df88" office:value-type="float" office:value="123456">
            <text:p>123456</text:p>
          </table:table-cell>
          <table:table-cell table:number-columns-repeated="4" table:style-name="ACE-0x7f2cce79df88"/>
          <table:table-cell table:style-name="ACE-0x7f2cce79e0b0"/>
          <table:table-cell table:number-columns-repeated="120" table:style-name="ACE-0x7f2cc5a894a8"/>
        </table:table-row>
        <table:table-row table:style-name="AROW-3">
          <table:table-cell table:style-name="ACE-0x7f2cce79e678" office:value-type="string">
            <text:p><text:a xlink:type="simple" xlink:actuate="onRequest" xlink:href="http://fqa6/" office:title="Left click once to follow this link.&#10;Middle click once to select this cell">http://staging1.shopclues.com/</text:a></text:p>
          </table:table-cell>
          <table:table-cell table:style-name="ACE-0x7f2cce79e550" office:value-type="string">
            <text:p>sahil.jariwala@crestechglobal.com</text:p>
          </table:table-cell>
          <table:table-cell table:style-name="ACE-0x7f2cce79e428" office:value-type="float" office:value="123456">
            <text:p>123456</text:p>
          </table:table-cell>
          <table:table-cell table:number-columns-repeated="4" table:style-name="ACE-0x7f2cce79e428"/>
          <table:table-cell table:style-name="ACE-0x7f2cce79e7a0"/>
          <table:table-cell table:number-columns-repeated="120" table:style-name="ACE-0x7f2cc5a894a8"/>
        </table:table-row>
        <table:table-row table:style-name="AROW-4" table:number-rows-repeated="1048573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2cc5a889f0" table:print="false">
        <office:forms form:automatic-focus="false" form:apply-design-mode="false">
          <form:form/>
        </office:forms>
        <table:table-column table:default-cell-style-name="ACE-0x7f2cce79e8c8" table:style-name="ACOL-3"/>
        <table:table-column table:default-cell-style-name="ACE-0x7f2cce79e8c8" table:style-name="ACOL-4"/>
        <table:table-column table:default-cell-style-name="ACE-0x7f2cce79e8c8" table:style-name="ACOL-5"/>
        <table:table-column table:default-cell-style-name="ACE-0x7f2cce79e8c8" table:style-name="ACOL-6"/>
        <table:table-column table:default-cell-style-name="ACE-0x7f2cce79e8c8" table:style-name="ACOL-7" table:number-columns-repeated="2"/>
        <table:table-column table:default-cell-style-name="ACE-0x7f2cce79e8c8" table:style-name="ACOL-8"/>
        <table:table-column table:default-cell-style-name="ACE-0x7f2cce79e8c8" table:style-name="ACOL-9"/>
        <table:table-column table:default-cell-style-name="ACE-0x7f2cc5a895d0" table:style-name="ACOL-0" table:number-columns-repeated="120"/>
        <table:table-row table:style-name="AROW-1">
          <table:table-cell table:style-name="ACE-0x7f2cce79e9f0" office:value-type="string">
            <text:p>ProductUrl</text:p>
          </table:table-cell>
          <table:table-cell table:style-name="ACE-0x7f2cce79eb18" office:value-type="string">
            <text:p>EmailID</text:p>
          </table:table-cell>
          <table:table-cell table:style-name="ACE-0x7f2cce79eb18" office:value-type="string">
            <text:p>Password</text:p>
          </table:table-cell>
          <table:table-cell table:style-name="ACE-0x7f2cce79eb18" office:value-type="string">
            <text:p>MetaCategory</text:p>
          </table:table-cell>
          <table:table-cell table:style-name="ACE-0x7f2cce79eb18" office:value-type="string">
            <text:p>Category</text:p>
          </table:table-cell>
          <table:table-cell table:style-name="ACE-0x7f2cce79eb18" office:value-type="string">
            <text:p>SubCategory</text:p>
          </table:table-cell>
          <table:table-cell table:style-name="ACE-0x7f2cce79eb18" office:value-type="string">
            <text:p>WesterWearName</text:p>
          </table:table-cell>
          <table:table-cell table:style-name="ACE-0x7f2cce79ec40" office:value-type="string">
            <text:p>ProductName</text:p>
          </table:table-cell>
          <table:table-cell table:number-columns-repeated="120" table:style-name="ACE-0x7f2cc5a895d0"/>
        </table:table-row>
        <table:table-row table:style-name="AROW-3">
          <table:table-cell table:style-name="ACE-0x7f2cce79efb8" office:value-type="string">
            <text:p><text:a xlink:type="simple" xlink:actuate="onRequest" xlink:href="http://fqa6.shopclues.com/john-philip-cotton-3-4th-pack-of-3-clone.html" office:title="Left click once to follow this link.&#10;Middle click once to select this cell">http://staging1.shopclues.com/</text:a></text:p>
          </table:table-cell>
          <table:table-cell table:style-name="ACE-0x7f2cce79f0e0" office:value-type="string">
            <text:p><text:a xlink:type="simple" xlink:actuate="onRequest" xlink:href="mailto:sahil.jariwala@crestechglobal.com" office:title="Left click once to follow this link.&#10;Middle click once to select this cell"><text:span text:style-name="NS-colour-2a00ff">sahil.jariwala@crestechglobal.com</text:span></text:a></text:p>
          </table:table-cell>
          <table:table-cell table:style-name="ACE-0x7f2cce79ed68" office:value-type="float" office:value="123456">
            <text:p>123456</text:p>
          </table:table-cell>
          <table:table-cell table:number-columns-repeated="4" table:style-name="ACE-0x7f2cce79ed68"/>
          <table:table-cell table:style-name="ACE-0x7f2cce79ee90"/>
          <table:table-cell table:number-columns-repeated="120" table:style-name="ACE-0x7f2cc5a895d0"/>
        </table:table-row>
        <table:table-row table:style-name="AROW-3">
          <table:table-cell table:style-name="ACE-0x7f2cce79f458" office:value-type="string">
            <text:p><text:a xlink:type="simple" xlink:actuate="onRequest" xlink:href="http://fqa6/" office:title="Left click once to follow this link.&#10;Middle click once to select this cell">http://staging1.shopclues.com/</text:a></text:p>
          </table:table-cell>
          <table:table-cell table:style-name="ACE-0x7f2cce79f330" office:value-type="string">
            <text:p>sahil.jariwala@crestechglobal.com</text:p>
          </table:table-cell>
          <table:table-cell table:style-name="ACE-0x7f2cce79f208" office:value-type="float" office:value="123456">
            <text:p>123456</text:p>
          </table:table-cell>
          <table:table-cell table:number-columns-repeated="4" table:style-name="ACE-0x7f2cce79f208"/>
          <table:table-cell table:style-name="ACE-0x7f2cce79f580"/>
          <table:table-cell table:number-columns-repeated="120" table:style-name="ACE-0x7f2cc5a895d0"/>
        </table:table-row>
        <table:table-row table:style-name="AROW-4" table:number-rows-repeated="1048573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NS-colour-2a00ff" style:family="text" style:display-name="Font Color #2a00ff">
      <style:text-properties fo:color="#2a00ff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2cc5a43b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cc5a51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cc5a8da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cce800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cce98ed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cce88ad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2cc5a88040" style:display-name="TestCase" style:page-layout-name="pl-0x7f2cc5a43b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cc5a88230" style:display-name="AQA1_TestData" style:page-layout-name="pl-0x7f2cc5a51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cc5a88420" style:display-name="AQA2_TestData" style:page-layout-name="pl-0x7f2cc5a8da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cc5a88610" style:display-name="AQA3_TestData" style:page-layout-name="pl-0x7f2cce800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cc5a88800" style:display-name="AQA4_TestData" style:page-layout-name="pl-0x7f2cce98ed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cc5a889f0" style:display-name="AQA5_TestData" style:page-layout-name="pl-0x7f2cce88ad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06:44:33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